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64cm" fo:min-width="4.08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037cm" fo:min-width="5.3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2.291cm" fo:min-width="4.754cm"/>
    </style:style>
    <style:style style:name="gr6" style:family="graphic" style:parent-style-name="standard">
      <style:graphic-properties draw:textarea-horizontal-align="justify" draw:textarea-vertical-align="middle" draw:auto-grow-height="false" fo:min-height="1.147cm" fo:min-width="8.771cm"/>
    </style:style>
    <style:style style:name="gr7" style:family="graphic" style:parent-style-name="standard">
      <style:graphic-properties draw:textarea-horizontal-align="justify" draw:textarea-vertical-align="middle" draw:auto-grow-height="false" fo:min-height="1.529cm" fo:min-width="4.908cm"/>
    </style:style>
    <style:style style:name="gr8" style:family="graphic" style:parent-style-name="standard">
      <style:graphic-properties draw:textarea-horizontal-align="justify" draw:textarea-vertical-align="middle" draw:auto-grow-height="false" fo:min-height="1.184cm" fo:min-width="3.166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2.286cm" svg:x="7.604cm" svg:y="1.38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10.144cm" svg:y1="3.667cm" svg:x2="10.144cm" svg:y2="5.318cm">
          <text:p/>
        </draw:line>
        <draw:custom-shape draw:style-name="gr3" draw:text-style-name="P1" draw:layer="layout" svg:width="9.652cm" svg:height="2.286cm" svg:x="5.318cm" svg:y="5.318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4" draw:layer="layout" svg:width="7.593cm" svg:height="2.36cm" svg:x="6.842cm" svg:y="5.445cm">
          <draw:text-box>
            <text:p text:style-name="P2">Output ”This program will</text:p>
            <text:p text:style-name="P2"><text:s/>convert Fahrenheit to</text:p>
            <text:p text:style-name="P2"><text:s/>Centigrade</text:p>
          </draw:text-box>
        </draw:frame>
        <draw:line draw:style-name="gr2" draw:text-style-name="P1" draw:layer="layout" svg:x1="10.271cm" svg:y1="7.731cm" svg:x2="10.271cm" svg:y2="9.636cm">
          <text:p/>
        </draw:line>
        <draw:custom-shape draw:style-name="gr5" draw:text-style-name="P1" draw:layer="layout" svg:width="8.636cm" svg:height="2.54cm" svg:x="5.572cm" svg:y="9.636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4" draw:layer="layout" svg:width="6.962cm" svg:height="1.657cm" svg:x="6.842cm" svg:y="9.825cm">
          <draw:text-box>
            <text:p>Input: float- Fahrenheit</text:p>
            <text:p>Input: float- Centigrade</text:p>
          </draw:text-box>
        </draw:frame>
        <draw:line draw:style-name="gr2" draw:text-style-name="P1" draw:layer="layout" svg:x1="10.144cm" svg:y1="12.176cm" svg:x2="10.144cm" svg:y2="14.081cm">
          <text:p/>
        </draw:line>
        <draw:custom-shape draw:style-name="gr6" draw:text-style-name="P1" draw:layer="layout" svg:width="9.271cm" svg:height="1.397cm" svg:x="5.445cm" svg:y="14.081cm">
          <text:p text:style-name="P1">Answer ←(Fahrenheit-32)*(5-2)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271cm" svg:y1="15.478cm" svg:x2="10.271cm" svg:y2="17.256cm">
          <text:p/>
        </draw:line>
        <draw:custom-shape draw:style-name="gr7" draw:text-style-name="P1" draw:layer="layout" svg:width="8.89cm" svg:height="1.778cm" svg:x="5.699cm" svg:y="17.256cm">
          <text:p text:style-name="P1">Output “The temperature in centigrade is” +answ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271cm" svg:y1="19.161cm" svg:x2="10.398cm" svg:y2="21.066cm">
          <text:p/>
        </draw:line>
        <draw:custom-shape draw:style-name="gr8" draw:text-style-name="P1" draw:layer="layout" svg:width="4.064cm" svg:height="2.032cm" svg:x="8.493cm" svg:y="20.939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8T12:26:05.423857000</meta:creation-date>
    <dc:date>2014-09-18T12:38:11.752497000</dc:date>
    <meta:editing-duration>PT12M10S</meta:editing-duration>
    <meta:editing-cycles>1</meta:editing-cycles>
    <meta:document-statistic meta:object-count="13"/>
    <meta:generator>LibreOffice/4.3.1.2$MacOSX_X86_64 LibreOffice_project/958349dc3b25111dbca392fbc281a05559ef6848</meta:generator>
  </office:meta>
</office:document-meta>
</file>